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2">BASIC Command</text:span></text:p>
      <text:p text:style-name="Standard"><text:span text:style-name="T1">0 <text:s/></text:span><text:a xlink:type="simple" xlink:href="http://www.denx.de/wiki/view/DULG/UBoot"><text:span text:style-name="T1">Das U-Boot</text:span></text:a><text:span text:style-name="T1"> </text:span></text:p>
      <text:p text:style-name="Standard"><text:a xlink:type="simple" xlink:href="http://www.denx.de/wiki/view/DULG/UBoot"/></text:p>
      <text:p text:style-name="Standard"><text:a xlink:type="simple" xlink:href="http://www.denx.de/wiki/view/DULG/UBoot">http://www.denx.de/wiki/view/DULG/UBoot</text:a></text:p>
      <text:p text:style-name="Standard"/>
      <text:p text:style-name="P1">1 help</text:p>
      <text:p text:style-name="Standard"/>
      <text:p text:style-name="P1">2 mtest<text:bookmark text:name="Section_5.9.2.7."/> - simple RAM test</text:p>
      <text:p text:style-name="Standard"/>
      <text:p text:style-name="Standard">example :</text:p>
      <text:p text:style-name="Standard">#mtest 40000000 400000010 0xffff 0x20</text:p>
      <text:p text:style-name="Standard"/>
      <text:p text:style-name="P1">3 printenv - printenv - print environment variables</text:p>
      <text:p text:style-name="Standard"/>
      <text:p text:style-name="Standard">example :</text:p>
      <text:p text:style-name="Standard">#printenv</text:p>
      <text:p text:style-name="Standard"/>
      <text:p text:style-name="P1">4 setenv - setenv - set environment variables</text:p>
      <text:p text:style-name="P1"><text:s text:c="3"/>savenv - saveenv - save environment variables to persistent storage</text:p>
      <text:p text:style-name="Standard"><text:s text:c="3"/>­‑</text:p>
      <text:p text:style-name="Standard">example :</text:p>
      <text:p text:style-name="Standard">#printenv</text:p>
      <text:p text:style-name="Standard">#setenv bootdealy 10</text:p>
      <text:p text:style-name="Standard">#printenv</text:p>
      <text:p text:style-name="Standard">#saveenv</text:p>
      <text:p text:style-name="Standard"/>
      <text:p text:style-name="P1">5 <text:s/>mm - memory modify (auto-incrementing address)</text:p>
      <text:p text:style-name="Standard"/>
      <text:p text:style-name="Standard">example </text:p>
      <text:p text:style-name="Standard">40000000: ffffffff ? ffffffff </text:p>
      <text:p text:style-name="Standard">40000004: 12345678 ? 12345678 </text:p>
      <text:p text:style-name="Standard">40000008: 00000002 ? 76543210 </text:p>
      <text:p text:style-name="Standard">4000000c: 00000003 ? 23456754 </text:p>
      <text:p text:style-name="Standard"/>
      <text:p text:style-name="P1">6 <text:s/>md - memory display</text:p>
      <text:p text:style-name="Standard"/>
      <text:p text:style-name="Standard">example </text:p>
      <text:p text:style-name="Standard">TINY4412 # md.l 40000000 </text:p>
      <text:p text:style-name="Standard">40000000: ffffffff 12345678 76543210 23456754 <text:s text:c="3"/>....xV4..2TvTgE# </text:p>
      <text:p text:style-name="Standard">40000010: 00000004 00000005 00000006 00000007 <text:s text:c="3"/>................ </text:p>
      <text:p text:style-name="Standard">40000020: 00000008 00000009 0000000a 0000000b <text:s text:c="3"/>................ </text:p>
      <text:p text:style-name="Standard"/>
      <text:p text:style-name="Standard">7 macro </text:p>
      <text:p text:style-name="Standard"/>
      <text:p text:style-name="Standard">example</text:p>
      <text:p text:style-name="Standard">setenv test 'md.l 40000000;md.l 50000000'</text:p>
      <text:p text:style-name="Standard">run test</text:p>
      <text:p text:style-name="Standard"><text:soft-page-break/></text:p>
      <text:p text:style-name="P2">Build u-boot</text:p>
      <text:p text:style-name="Standard"/>
      <text:p text:style-name="Standard"/>
      <text:p text:style-name="Standard">1 source set_arm_4412_toolchain_path.sh</text:p>
      <text:p text:style-name="Standard"/>
      <text:p text:style-name="Standard">2 tar -xvjf uboot_tiny4412.tar.bz2 &amp;&amp; cd uboot_tiny4412</text:p>
      <text:p text:style-name="Standard"/>
      <text:p text:style-name="Standard">3 make distclean</text:p>
      <text:p text:style-name="Standard"/>
      <text:p text:style-name="Standard">4 make tiny4412_config</text:p>
      <text:p text:style-name="Standard"/>
      <text:p text:style-name="Standard">5 make -j4</text:p>
      <text:p text:style-name="Standard"/>
      <text:p text:style-name="Standard">6 check <text:s/>“u-boot.bin”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update u-boot/kernel for SD card</text:p>
      <text:p text:style-name="P2"/>
      <text:p text:style-name="P6">for u-boot</text:p>
      <text:p text:style-name="P7"/>
      <text:p text:style-name="P7">[Host]</text:p>
      <text:p text:style-name="P6"/>
      <text:p text:style-name="P6">1 cd cd uboot_tiny4412/sd_fuse/</text:p>
      <text:p text:style-name="P6"/>
      <text:p text:style-name="P6">2 make</text:p>
      <text:p text:style-name="P6"/>
      <text:p text:style-name="P6">3 put sd card into host (x86 PC)</text:p>
      <text:p text:style-name="P6"/>
      <text:p text:style-name="P6">4 #sudo fdisk -l (check sd card device name, example : /dev/sdb/)</text:p>
      <text:p text:style-name="P6"/>
      <text:p text:style-name="P6">5 ./sd_fdisk /dev/sdx</text:p>
      <text:p text:style-name="P6"/>
      <text:p text:style-name="P6">6 cd uboot_tiny4412/sd_fuse/tiny4412/</text:p>
      <text:p text:style-name="P6"/>
      <text:p text:style-name="P6">7 sudo ./sd_fusing.sh /dev/sdxy (/dev/sdb1, /dev/sdc1 …)</text:p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4"/>
      <text:p text:style-name="P3"><text:soft-page-break/></text:p>
      <text:p text:style-name="P2"/>
      <text:p text:style-name="P2">update u-boot for eMMC</text:p>
      <text:p text:style-name="P5"/>
      <text:p text:style-name="P5"/>
      <text:p text:style-name="P7">[Host]</text:p>
      <text:p text:style-name="P7"><text:tab/>8 <text:s/>sudo dnw E4412_N.bl1.bin</text:p>
      <text:p text:style-name="P7"/>
      <text:p text:style-name="P7"><text:s text:c="7"/>11 <text:s/>sudo dnw bl2.bin</text:p>
      <text:p text:style-name="P7"/>
      <text:p text:style-name="P7"><text:s text:c="7"/>14 <text:s/>sudo dnw u-boot.bin</text:p>
      <text:p text:style-name="P7"/>
      <text:p text:style-name="P7"><text:s text:c="7"/>17 <text:s/>sudo dnw E4412_tzsw.bin</text:p>
      <text:p text:style-name="P7"/>
      <text:p text:style-name="P7">[Target]</text:p>
      <text:p text:style-name="P7"><text:tab/>1 <text:s/>fdisk -c 1 600 2048 220 (mmcinfo 0 or 1)</text:p>
      <text:p text:style-name="P7"/>
      <text:p text:style-name="P7"><text:tab/>2 <text:s/>fatformat mmc 1:1</text:p>
      <text:p text:style-name="P7"/>
      <text:p text:style-name="P7"><text:tab/>3 <text:s/>ext3format mmc 1:2</text:p>
      <text:p text:style-name="P7"/>
      <text:p text:style-name="P7"><text:tab/>4 <text:s/>ext3format mmc 1:3</text:p>
      <text:p text:style-name="P7"/>
      <text:p text:style-name="P7"><text:tab/>5 <text:s/>ext3format mmc 1:4</text:p>
      <text:p text:style-name="P7"/>
      <text:p text:style-name="P7"><text:tab/>6 <text:s/>emmc open 1</text:p>
      <text:p text:style-name="P7"/>
      <text:p text:style-name="P7"><text:tab/>7 <text:s/>dnw</text:p>
      <text:p text:style-name="P7"/>
      <text:p text:style-name="P7"><text:tab/>9 <text:s/>mmc write 1 0xc0000000 0 0x10 </text:p>
      <text:p text:style-name="P7"><text:s text:c="13"/>(0x10, 16個block, 一個block是512B, <text:s text:c="2"/>16 * 512 = 8 * 1024 = 8KB)</text:p>
      <text:p text:style-name="P7"/>
      <text:p text:style-name="P7"><text:tab/>10 dnw</text:p>
      <text:p text:style-name="P7"/>
      <text:p text:style-name="P7"><text:tab/>12 mmc write 1 0xc0000000 0x10 0x1C</text:p>
      <text:p text:style-name="P7"/>
      <text:p text:style-name="P7"><text:tab/>13 dnw</text:p>
      <text:p text:style-name="P7"/>
      <text:p text:style-name="P7"><text:tab/>15 mmc write 1 0xc0000000 0x30 0x21D</text:p>
      <text:p text:style-name="P7"><text:tab/>(分配的空間是328K. <text:s/>第48个block開始，寫入541個block,</text:p>
      <text:p text:style-name="P7"><text:s text:c="11"/>541*512B=270.5*1024 約270K)</text:p>
      <text:p text:style-name="P7"><text:tab/></text:p>
      <text:p text:style-name="P7"><text:tab/>16 dnw</text:p>
      <text:p text:style-name="P7"><text:tab/></text:p>
      <text:p text:style-name="P7"><text:s text:c="9"/>18 mmc write 1 0xc0000000 0x2c0 0xB8</text:p>
      <text:p text:style-name="P7"><text:tab/>(tzsw.bin约92K，分配空間160K. 第704個block開始，寫入184個block, <text:s text:c="2"/></text:p>
      <text:p text:style-name="P7"><text:soft-page-break/><text:s text:c="11"/>184 * 512 = 92 * 1024 = 92K )</text:p>
      <text:p text:style-name="P7"><text:tab/></text:p>
      <text:p text:style-name="P7"><text:tab/>19. emmc close 1</text:p>
      <text:p text:style-name="P5"/>
      <text:p text:style-name="P5"/>
      <text:p text:style-name="P2">Customer command</text:p>
      <text:p text:style-name="Standard"/>
      <text:p text:style-name="Standard"/>
      <text:p text:style-name="Standard">1 cp customer_cmd/Makefile uboot_tiny4412/common</text:p>
      <text:p text:style-name="Standard"/>
      <text:p text:style-name="Standard">2 cp customer_cmd/cmdhello.c uboot_tiny4412/common</text:p>
      <text:p text:style-name="Standard"/>
      <text:p text:style-name="Standard">3 make -j4</text:p>
      <text:p text:style-name="Standard"/>
      <text:p text:style-name="Standard">4 update u-boot to SD card</text:p>
      <text:p text:style-name="Standard"/>
      <text:p text:style-name="Standard">5 Target : #help hello</text:p>
      <text:p text:style-name="Standard"/>
      <text:p text:style-name="Standard">6 Target : #hell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2">standalone application</text:p>
      <text:p text:style-name="Standard"/>
      <text:p text:style-name="Standard"/>
      <text:p text:style-name="Standard">1 Host : vim arch/arm/config.mk</text:p>
      <text:p text:style-name="Standard"/>
      <text:p text:style-name="Standard">ifeq ($(BOARD),omap2420h4) </text:p>
      <text:p text:style-name="Standard">STANDALONE_LOAD_ADDR = 0x80300000 </text:p>
      <text:p text:style-name="Standard">else </text:p>
      <text:p text:style-name="Standard">ifeq ($(SOC),omap3) </text:p>
      <text:p text:style-name="Standard">STANDALONE_LOAD_ADDR = 0x80300000 </text:p>
      <text:p text:style-name="Standard">else </text:p>
      <text:p text:style-name="Standard">STANDALONE_LOAD_ADDR = <text:span text:style-name="T3">0xc0000000 </text:span></text:p>
      <text:p text:style-name="Standard">endif </text:p>
      <text:p text:style-name="Standard">endif </text:p>
      <text:p text:style-name="Standard"/>
      <text:p text:style-name="Standard">2 Host : Make</text:p>
      <text:p text:style-name="Standard"/>
      <text:p text:style-name="Standard">3 Target : dnw 60000000</text:p>
      <text:p text:style-name="Standard"/>
      <text:p text:style-name="Standard">4 Host : sudo 4412dnw examples/standalone/hello_world.bin </text:p>
      <text:p text:style-name="Standard"/>
      <text:p text:style-name="Standard">5 Target : go 6000000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2">Boot Linux Kernel</text:p>
      <text:p text:style-name="P6"/>
      <text:p text:style-name="P6">A)</text:p>
      <text:p text:style-name="P6"/>
      <text:p text:style-name="P6">1 Target <text:s/>: dnw 40008000</text:p>
      <text:p text:style-name="P6"/>
      <text:p text:style-name="P6">2 Host : sudo 4412dnw arch/arm/boot/zImage</text:p>
      <text:p text:style-name="P6"/>
      <text:p text:style-name="P6">3 Target : bootm 40008000</text:p>
      <text:p text:style-name="P6"/>
      <text:p text:style-name="P6"/>
      <text:p text:style-name="P6">B) </text:p>
      <text:p text:style-name="P6"/>
      <text:p text:style-name="P6">1 <text:s/>Target : movi read kernel 0 40008000</text:p>
      <text:p text:style-name="P6"/>
      <text:p text:style-name="P6">2 Target : bootm 40008000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ejaVu Serif" fo:font-size="18pt" fo:font-weight="bold" style:font-name-asian="DejaVu Sans1" style:font-size-asian="18pt" style:font-weight-asian="bold" style:font-name-complex="Lohit Hindi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lloss </meta:initial-creator>
    <meta:creation-date>2015-09-21T22:35:58</meta:creation-date>
    <dc:date>2015-10-24T10:00:15</dc:date>
    <dc:creator>xlloss </dc:creator>
    <meta:editing-duration>PT4H11M40S</meta:editing-duration>
    <meta:editing-cycles>39</meta:editing-cycles>
    <meta:generator>LibreOffice/3.5$Linux_x86 LibreOffice_project/350m1$Build-2</meta:generator>
    <meta:document-statistic meta:table-count="0" meta:image-count="0" meta:object-count="0" meta:page-count="8" meta:paragraph-count="111" meta:word-count="424" meta:character-count="2804" meta:non-whitespace-character-count="2346"/>
  </office:meta>
</office:document-meta>
</file>